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1cm"/>
    </style:style>
    <style:style style:name="co2" style:family="table-column">
      <style:table-column-properties fo:break-before="auto" style:column-width="1.515cm"/>
    </style:style>
    <style:style style:name="co3" style:family="table-column">
      <style:table-column-properties fo:break-before="auto" style:column-width="2.173cm"/>
    </style:style>
    <style:style style:name="co4" style:family="table-column">
      <style:table-column-properties fo:break-before="auto" style:column-width="3.383cm"/>
    </style:style>
    <style:style style:name="co5" style:family="table-column">
      <style:table-column-properties fo:break-before="auto" style:column-width="4.549cm"/>
    </style:style>
    <style:style style:name="co6" style:family="table-column">
      <style:table-column-properties fo:break-before="auto" style:column-width="4.507cm"/>
    </style:style>
    <style:style style:name="co7" style:family="table-column">
      <style:table-column-properties fo:break-before="auto" style:column-width="4.42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'Index Name'</text:p>
          </table:table-cell>
          <table:table-cell office:value-type="string" calcext:value-type="string">
            <text:p><text:s/>'Phase'</text:p>
          </table:table-cell>
          <table:table-cell office:value-type="string" calcext:value-type="string">
            <text:p><text:s/>'Population'</text:p>
          </table:table-cell>
          <table:table-cell office:value-type="string" calcext:value-type="string">
            <text:p><text:s/>'Avg Load Elapsed'</text:p>
          </table:table-cell>
          <table:table-cell office:value-type="string" calcext:value-type="string">
            <text:p><text:s/>'Avg COMPLETE Elapsed'</text:p>
          </table:table-cell>
          <table:table-cell office:value-type="string" calcext:value-type="string">
            <text:p><text:s/>'Avg HIGHCARD Elapsed'</text:p>
          </table:table-cell>
          <table:table-cell office:value-type="string" calcext:value-type="string">
            <text:p><text:s/>'Avg LOWCARD Elapsed'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00581944" calcext:value-type="float">
            <text:p>5.81944E-05</text:p>
          </table:table-cell>
          <table:table-cell office:value-type="float" office:value="0.1023888408" calcext:value-type="float">
            <text:p>0.1023888408</text:p>
          </table:table-cell>
          <table:table-cell office:value-type="float" office:value="0.0911649082" calcext:value-type="float">
            <text:p>0.0911649082</text:p>
          </table:table-cell>
          <table:table-cell office:value-type="float" office:value="0.0834339276" calcext:value-type="float">
            <text:p>0.0834339276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00581944" calcext:value-type="float">
            <text:p>5.81944E-05</text:p>
          </table:table-cell>
          <table:table-cell office:value-type="float" office:value="0.099461889" calcext:value-type="float">
            <text:p>0.099461889</text:p>
          </table:table-cell>
          <table:table-cell office:value-type="float" office:value="0.0866857184" calcext:value-type="float">
            <text:p>0.0866857184</text:p>
          </table:table-cell>
          <table:table-cell office:value-type="float" office:value="0.1016219682" calcext:value-type="float">
            <text:p>0.1016219682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30216" calcext:value-type="float">
            <text:p>0.0001530216</text:p>
          </table:table-cell>
          <table:table-cell office:value-type="float" office:value="0.868768615" calcext:value-type="float">
            <text:p>0.868768615</text:p>
          </table:table-cell>
          <table:table-cell office:value-type="float" office:value="0.8388765418" calcext:value-type="float">
            <text:p>0.8388765418</text:p>
          </table:table-cell>
          <table:table-cell office:value-type="float" office:value="0.7974156268" calcext:value-type="float">
            <text:p>0.7974156268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30216" calcext:value-type="float">
            <text:p>0.0001530216</text:p>
          </table:table-cell>
          <table:table-cell office:value-type="float" office:value="0.8678684418" calcext:value-type="float">
            <text:p>0.8678684418</text:p>
          </table:table-cell>
          <table:table-cell office:value-type="float" office:value="0.834088648" calcext:value-type="float">
            <text:p>0.834088648</text:p>
          </table:table-cell>
          <table:table-cell office:value-type="float" office:value="0.8348388784" calcext:value-type="float">
            <text:p>0.8348388784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623266" calcext:value-type="float">
            <text:p>0.0008623266</text:p>
          </table:table-cell>
          <table:table-cell office:value-type="float" office:value="8.6148789698" calcext:value-type="float">
            <text:p>8.6148789698</text:p>
          </table:table-cell>
          <table:table-cell office:value-type="float" office:value="8.406390936" calcext:value-type="float">
            <text:p>8.406390936</text:p>
          </table:table-cell>
          <table:table-cell office:value-type="float" office:value="7.0505285872" calcext:value-type="float">
            <text:p>7.0505285872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623266" calcext:value-type="float">
            <text:p>0.0008623266</text:p>
          </table:table-cell>
          <table:table-cell office:value-type="float" office:value="8.4663864016" calcext:value-type="float">
            <text:p>8.4663864016</text:p>
          </table:table-cell>
          <table:table-cell office:value-type="float" office:value="8.433249719" calcext:value-type="float">
            <text:p>8.433249719</text:p>
          </table:table-cell>
          <table:table-cell office:value-type="float" office:value="8.4066677578" calcext:value-type="float">
            <text:p>8.4066677578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97481876" calcext:value-type="float">
            <text:p>0.0097481876</text:p>
          </table:table-cell>
          <table:table-cell office:value-type="float" office:value="86.0624501568" calcext:value-type="float">
            <text:p>86.0624501568</text:p>
          </table:table-cell>
          <table:table-cell office:value-type="float" office:value="84.3042273394" calcext:value-type="float">
            <text:p>84.3042273394</text:p>
          </table:table-cell>
          <table:table-cell office:value-type="float" office:value="73.619379173" calcext:value-type="float">
            <text:p>73.619379173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97481876" calcext:value-type="float">
            <text:p>0.0097481876</text:p>
          </table:table-cell>
          <table:table-cell office:value-type="float" office:value="81.0652581548" calcext:value-type="float">
            <text:p>81.0652581548</text:p>
          </table:table-cell>
          <table:table-cell office:value-type="float" office:value="82.1040988948" calcext:value-type="float">
            <text:p>82.1040988948</text:p>
          </table:table-cell>
          <table:table-cell office:value-type="float" office:value="82.1144537542" calcext:value-type="float">
            <text:p>82.1144537542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87776917" calcext:value-type="float">
            <text:p>0.087776917</text:p>
          </table:table-cell>
          <table:table-cell office:value-type="float" office:value="862.6031258616" calcext:value-type="float">
            <text:p>862.6031258616</text:p>
          </table:table-cell>
          <table:table-cell office:value-type="float" office:value="841.2600801004" calcext:value-type="float">
            <text:p>841.2600801004</text:p>
          </table:table-cell>
          <table:table-cell office:value-type="float" office:value="688.8567168162" calcext:value-type="float">
            <text:p>688.8567168162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87776917" calcext:value-type="float">
            <text:p>0.087776917</text:p>
          </table:table-cell>
          <table:table-cell office:value-type="float" office:value="577.3835241872" calcext:value-type="float">
            <text:p>577.3835241872</text:p>
          </table:table-cell>
          <table:table-cell office:value-type="float" office:value="822.1840378828" calcext:value-type="float">
            <text:p>822.1840378828</text:p>
          </table:table-cell>
          <table:table-cell office:value-type="float" office:value="825.9707930442" calcext:value-type="float">
            <text:p>825.9707930442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06574948" calcext:value-type="float">
            <text:p>0.0006574948</text:p>
          </table:table-cell>
          <table:table-cell office:value-type="float" office:value="0.0035021426" calcext:value-type="float">
            <text:p>0.0035021426</text:p>
          </table:table-cell>
          <table:table-cell office:value-type="float" office:value="0.0132079822" calcext:value-type="float">
            <text:p>0.0132079822</text:p>
          </table:table-cell>
          <table:table-cell office:value-type="float" office:value="0.010968024" calcext:value-type="float">
            <text:p>0.010968024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06574948" calcext:value-type="float">
            <text:p>0.0006574948</text:p>
          </table:table-cell>
          <table:table-cell office:value-type="float" office:value="0.0003042868" calcext:value-type="float">
            <text:p>0.0003042868</text:p>
          </table:table-cell>
          <table:table-cell office:value-type="float" office:value="0.0001917918" calcext:value-type="float">
            <text:p>0.0001917918</text:p>
          </table:table-cell>
          <table:table-cell office:value-type="float" office:value="0.0001906072" calcext:value-type="float">
            <text:p>0.0001906072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556632" calcext:value-type="float">
            <text:p>0.0007556632</text:p>
          </table:table-cell>
          <table:table-cell office:value-type="float" office:value="0.0018159834" calcext:value-type="float">
            <text:p>0.0018159834</text:p>
          </table:table-cell>
          <table:table-cell office:value-type="float" office:value="0.0431648236" calcext:value-type="float">
            <text:p>0.0431648236</text:p>
          </table:table-cell>
          <table:table-cell office:value-type="float" office:value="0.0530013182" calcext:value-type="float">
            <text:p>0.0530013182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556632" calcext:value-type="float">
            <text:p>0.0007556632</text:p>
          </table:table-cell>
          <table:table-cell office:value-type="float" office:value="0.0002868628" calcext:value-type="float">
            <text:p>0.0002868628</text:p>
          </table:table-cell>
          <table:table-cell office:value-type="float" office:value="0.000247276" calcext:value-type="float">
            <text:p>0.000247276</text:p>
          </table:table-cell>
          <table:table-cell office:value-type="float" office:value="0.0002210748" calcext:value-type="float">
            <text:p>0.0002210748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40911068" calcext:value-type="float">
            <text:p>0.0140911068</text:p>
          </table:table-cell>
          <table:table-cell office:value-type="float" office:value="0.0169755774" calcext:value-type="float">
            <text:p>0.0169755774</text:p>
          </table:table-cell>
          <table:table-cell office:value-type="float" office:value="0.3794045262" calcext:value-type="float">
            <text:p>0.3794045262</text:p>
          </table:table-cell>
          <table:table-cell office:value-type="float" office:value="0.9373173828" calcext:value-type="float">
            <text:p>0.9373173828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40911068" calcext:value-type="float">
            <text:p>0.0140911068</text:p>
          </table:table-cell>
          <table:table-cell office:value-type="float" office:value="0.0002557192" calcext:value-type="float">
            <text:p>0.0002557192</text:p>
          </table:table-cell>
          <table:table-cell office:value-type="float" office:value="0.0002439086" calcext:value-type="float">
            <text:p>0.0002439086</text:p>
          </table:table-cell>
          <table:table-cell office:value-type="float" office:value="0.0002129652" calcext:value-type="float">
            <text:p>0.0002129652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993802202" calcext:value-type="float">
            <text:p>0.0993802202</text:p>
          </table:table-cell>
          <table:table-cell office:value-type="float" office:value="0.0864259036" calcext:value-type="float">
            <text:p>0.0864259036</text:p>
          </table:table-cell>
          <table:table-cell office:value-type="float" office:value="2.7206689394" calcext:value-type="float">
            <text:p>2.7206689394</text:p>
          </table:table-cell>
          <table:table-cell office:value-type="float" office:value="8.3485940286" calcext:value-type="float">
            <text:p>8.3485940286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993802202" calcext:value-type="float">
            <text:p>0.0993802202</text:p>
          </table:table-cell>
          <table:table-cell office:value-type="float" office:value="0.000370418" calcext:value-type="float">
            <text:p>0.000370418</text:p>
          </table:table-cell>
          <table:table-cell office:value-type="float" office:value="0.0002021616" calcext:value-type="float">
            <text:p>0.0002021616</text:p>
          </table:table-cell>
          <table:table-cell office:value-type="float" office:value="0.0001227486" calcext:value-type="float">
            <text:p>0.0001227486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4274276406" calcext:value-type="float">
            <text:p>2.4274276406</text:p>
          </table:table-cell>
          <table:table-cell office:value-type="float" office:value="1.2336877904" calcext:value-type="float">
            <text:p>1.2336877904</text:p>
          </table:table-cell>
          <table:table-cell office:value-type="float" office:value="21.4126527736" calcext:value-type="float">
            <text:p>21.4126527736</text:p>
          </table:table-cell>
          <table:table-cell office:value-type="float" office:value="123.7640908548" calcext:value-type="float">
            <text:p>123.7640908548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4274276406" calcext:value-type="float">
            <text:p>2.4274276406</text:p>
          </table:table-cell>
          <table:table-cell office:value-type="float" office:value="0.0033741702" calcext:value-type="float">
            <text:p>0.0033741702</text:p>
          </table:table-cell>
          <table:table-cell office:value-type="float" office:value="0.0002253686" calcext:value-type="float">
            <text:p>0.0002253686</text:p>
          </table:table-cell>
          <table:table-cell office:value-type="float" office:value="0.0001304302" calcext:value-type="float">
            <text:p>0.000130430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140540882" calcext:value-type="float">
            <text:p>0.0140540882</text:p>
          </table:table-cell>
          <table:table-cell office:value-type="float" office:value="0.0881506954" calcext:value-type="float">
            <text:p>0.0881506954</text:p>
          </table:table-cell>
          <table:table-cell office:value-type="float" office:value="0.1048690964" calcext:value-type="float">
            <text:p>0.1048690964</text:p>
          </table:table-cell>
          <table:table-cell office:value-type="float" office:value="0.1074274482" calcext:value-type="float">
            <text:p>0.107427448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140540882" calcext:value-type="float">
            <text:p>0.0140540882</text:p>
          </table:table-cell>
          <table:table-cell office:value-type="float" office:value="0.1076319284" calcext:value-type="float">
            <text:p>0.1076319284</text:p>
          </table:table-cell>
          <table:table-cell office:value-type="float" office:value="0.1230794842" calcext:value-type="float">
            <text:p>0.1230794842</text:p>
          </table:table-cell>
          <table:table-cell office:value-type="float" office:value="0.0791926918" calcext:value-type="float">
            <text:p>0.0791926918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097132438" calcext:value-type="float">
            <text:p>0.0097132438</text:p>
          </table:table-cell>
          <table:table-cell office:value-type="float" office:value="0.2603426044" calcext:value-type="float">
            <text:p>0.2603426044</text:p>
          </table:table-cell>
          <table:table-cell office:value-type="float" office:value="0.4464901516" calcext:value-type="float">
            <text:p>0.4464901516</text:p>
          </table:table-cell>
          <table:table-cell office:value-type="float" office:value="0.503246131" calcext:value-type="float">
            <text:p>0.503246131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097132438" calcext:value-type="float">
            <text:p>0.0097132438</text:p>
          </table:table-cell>
          <table:table-cell office:value-type="float" office:value="0.23526376" calcext:value-type="float">
            <text:p>0.23526376</text:p>
          </table:table-cell>
          <table:table-cell office:value-type="float" office:value="0.4744905434" calcext:value-type="float">
            <text:p>0.4744905434</text:p>
          </table:table-cell>
          <table:table-cell office:value-type="float" office:value="0.5595541202" calcext:value-type="float">
            <text:p>0.559554120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98057116" calcext:value-type="float">
            <text:p>0.1198057116</text:p>
          </table:table-cell>
          <table:table-cell office:value-type="float" office:value="2.2625091108" calcext:value-type="float">
            <text:p>2.2625091108</text:p>
          </table:table-cell>
          <table:table-cell office:value-type="float" office:value="4.4418285186" calcext:value-type="float">
            <text:p>4.4418285186</text:p>
          </table:table-cell>
          <table:table-cell office:value-type="float" office:value="4.9068624864" calcext:value-type="float">
            <text:p>4.9068624864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98057116" calcext:value-type="float">
            <text:p>0.1198057116</text:p>
          </table:table-cell>
          <table:table-cell office:value-type="float" office:value="2.2599717314" calcext:value-type="float">
            <text:p>2.2599717314</text:p>
          </table:table-cell>
          <table:table-cell office:value-type="float" office:value="4.8262242184" calcext:value-type="float">
            <text:p>4.8262242184</text:p>
          </table:table-cell>
          <table:table-cell office:value-type="float" office:value="7.0487904458" calcext:value-type="float">
            <text:p>7.0487904458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99279192" calcext:value-type="float">
            <text:p>1.0099279192</text:p>
          </table:table-cell>
          <table:table-cell office:value-type="float" office:value="23.9801059288" calcext:value-type="float">
            <text:p>23.9801059288</text:p>
          </table:table-cell>
          <table:table-cell office:value-type="float" office:value="46.8384116272" calcext:value-type="float">
            <text:p>46.8384116272</text:p>
          </table:table-cell>
          <table:table-cell office:value-type="float" office:value="54.2945587614" calcext:value-type="float">
            <text:p>54.2945587614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99279192" calcext:value-type="float">
            <text:p>1.0099279192</text:p>
          </table:table-cell>
          <table:table-cell office:value-type="float" office:value="23.9489553384" calcext:value-type="float">
            <text:p>23.9489553384</text:p>
          </table:table-cell>
          <table:table-cell office:value-type="float" office:value="50.5147309016" calcext:value-type="float">
            <text:p>50.5147309016</text:p>
          </table:table-cell>
          <table:table-cell office:value-type="float" office:value="72.35782018" calcext:value-type="float">
            <text:p>72.35782018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.4869391338" calcext:value-type="float">
            <text:p>13.4869391338</text:p>
          </table:table-cell>
          <table:table-cell office:value-type="float" office:value="225.1834588044" calcext:value-type="float">
            <text:p>225.1834588044</text:p>
          </table:table-cell>
          <table:table-cell office:value-type="float" office:value="443.6328276678" calcext:value-type="float">
            <text:p>443.6328276678</text:p>
          </table:table-cell>
          <table:table-cell office:value-type="float" office:value="480.832306413" calcext:value-type="float">
            <text:p>480.832306413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.4869391338" calcext:value-type="float">
            <text:p>13.4869391338</text:p>
          </table:table-cell>
          <table:table-cell office:value-type="float" office:value="152.0249652592" calcext:value-type="float">
            <text:p>152.0249652592</text:p>
          </table:table-cell>
          <table:table-cell office:value-type="float" office:value="453.411469239" calcext:value-type="float">
            <text:p>453.411469239</text:p>
          </table:table-cell>
          <table:table-cell office:value-type="float" office:value="695.4774829956" calcext:value-type="float">
            <text:p>695.4774829956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1057079" calcext:value-type="float">
            <text:p>0.001057079</text:p>
          </table:table-cell>
          <table:table-cell office:value-type="float" office:value="0.0043661946" calcext:value-type="float">
            <text:p>0.0043661946</text:p>
          </table:table-cell>
          <table:table-cell office:value-type="float" office:value="0.0075553376" calcext:value-type="float">
            <text:p>0.0075553376</text:p>
          </table:table-cell>
          <table:table-cell office:value-type="float" office:value="0.006835366" calcext:value-type="float">
            <text:p>0.006835366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1057079" calcext:value-type="float">
            <text:p>0.001057079</text:p>
          </table:table-cell>
          <table:table-cell office:value-type="float" office:value="0.0017265956" calcext:value-type="float">
            <text:p>0.0017265956</text:p>
          </table:table-cell>
          <table:table-cell office:value-type="float" office:value="0.0007006864" calcext:value-type="float">
            <text:p>0.0007006864</text:p>
          </table:table-cell>
          <table:table-cell office:value-type="float" office:value="0.0006378348" calcext:value-type="float">
            <text:p>0.0006378348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47031" calcext:value-type="float">
            <text:p>0.002047031</text:p>
          </table:table-cell>
          <table:table-cell office:value-type="float" office:value="0.0042476058" calcext:value-type="float">
            <text:p>0.0042476058</text:p>
          </table:table-cell>
          <table:table-cell office:value-type="float" office:value="0.0140138076" calcext:value-type="float">
            <text:p>0.0140138076</text:p>
          </table:table-cell>
          <table:table-cell office:value-type="float" office:value="0.026023985" calcext:value-type="float">
            <text:p>0.026023985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47031" calcext:value-type="float">
            <text:p>0.002047031</text:p>
          </table:table-cell>
          <table:table-cell office:value-type="float" office:value="0.003540952" calcext:value-type="float">
            <text:p>0.003540952</text:p>
          </table:table-cell>
          <table:table-cell office:value-type="float" office:value="0.003241739" calcext:value-type="float">
            <text:p>0.003241739</text:p>
          </table:table-cell>
          <table:table-cell office:value-type="float" office:value="0.0029422488" calcext:value-type="float">
            <text:p>0.0029422488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34065388" calcext:value-type="float">
            <text:p>0.0234065388</text:p>
          </table:table-cell>
          <table:table-cell office:value-type="float" office:value="0.0282061776" calcext:value-type="float">
            <text:p>0.0282061776</text:p>
          </table:table-cell>
          <table:table-cell office:value-type="float" office:value="0.0943852734" calcext:value-type="float">
            <text:p>0.0943852734</text:p>
          </table:table-cell>
          <table:table-cell office:value-type="float" office:value="0.5807415542" calcext:value-type="float">
            <text:p>0.5807415542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34065388" calcext:value-type="float">
            <text:p>0.0234065388</text:p>
          </table:table-cell>
          <table:table-cell office:value-type="float" office:value="0.0061184866" calcext:value-type="float">
            <text:p>0.0061184866</text:p>
          </table:table-cell>
          <table:table-cell office:value-type="float" office:value="0.0040152936" calcext:value-type="float">
            <text:p>0.0040152936</text:p>
          </table:table-cell>
          <table:table-cell office:value-type="float" office:value="0.0040573306" calcext:value-type="float">
            <text:p>0.0040573306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674237868" calcext:value-type="float">
            <text:p>0.1674237868</text:p>
          </table:table-cell>
          <table:table-cell office:value-type="float" office:value="0.246437924" calcext:value-type="float">
            <text:p>0.246437924</text:p>
          </table:table-cell>
          <table:table-cell office:value-type="float" office:value="0.784269405" calcext:value-type="float">
            <text:p>0.784269405</text:p>
          </table:table-cell>
          <table:table-cell office:value-type="float" office:value="4.7706476692" calcext:value-type="float">
            <text:p>4.7706476692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674237868" calcext:value-type="float">
            <text:p>0.1674237868</text:p>
          </table:table-cell>
          <table:table-cell office:value-type="float" office:value="0.0368214394" calcext:value-type="float">
            <text:p>0.0368214394</text:p>
          </table:table-cell>
          <table:table-cell office:value-type="float" office:value="0.024506435" calcext:value-type="float">
            <text:p>0.024506435</text:p>
          </table:table-cell>
          <table:table-cell office:value-type="float" office:value="0.024212121" calcext:value-type="float">
            <text:p>0.024212121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.0814297264" calcext:value-type="float">
            <text:p>8.0814297264</text:p>
          </table:table-cell>
          <table:table-cell office:value-type="float" office:value="3.3280427682" calcext:value-type="float">
            <text:p>3.3280427682</text:p>
          </table:table-cell>
          <table:table-cell office:value-type="float" office:value="7.833880501" calcext:value-type="float">
            <text:p>7.833880501</text:p>
          </table:table-cell>
          <table:table-cell office:value-type="float" office:value="107.2474541114" calcext:value-type="float">
            <text:p>107.2474541114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.0814297264" calcext:value-type="float">
            <text:p>8.0814297264</text:p>
          </table:table-cell>
          <table:table-cell office:value-type="float" office:value="0.5334170784" calcext:value-type="float">
            <text:p>0.5334170784</text:p>
          </table:table-cell>
          <table:table-cell office:value-type="float" office:value="0.386872526" calcext:value-type="float">
            <text:p>0.386872526</text:p>
          </table:table-cell>
          <table:table-cell office:value-type="float" office:value="0.4067280268" calcext:value-type="float">
            <text:p>0.4067280268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23002414" calcext:value-type="float">
            <text:p>0.0023002414</text:p>
          </table:table-cell>
          <table:table-cell office:value-type="float" office:value="0.0470806808" calcext:value-type="float">
            <text:p>0.0470806808</text:p>
          </table:table-cell>
          <table:table-cell office:value-type="float" office:value="0.193799166" calcext:value-type="float">
            <text:p>0.193799166</text:p>
          </table:table-cell>
          <table:table-cell office:value-type="float" office:value="0.0904217436" calcext:value-type="float">
            <text:p>0.0904217436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23002414" calcext:value-type="float">
            <text:p>0.0023002414</text:p>
          </table:table-cell>
          <table:table-cell office:value-type="float" office:value="0.0014245208" calcext:value-type="float">
            <text:p>0.0014245208</text:p>
          </table:table-cell>
          <table:table-cell office:value-type="float" office:value="0.0005852596" calcext:value-type="float">
            <text:p>0.0005852596</text:p>
          </table:table-cell>
          <table:table-cell office:value-type="float" office:value="0.000615141" calcext:value-type="float">
            <text:p>0.000615141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027066366" calcext:value-type="float">
            <text:p>0.0027066366</text:p>
          </table:table-cell>
          <table:table-cell office:value-type="float" office:value="0.1433074118" calcext:value-type="float">
            <text:p>0.1433074118</text:p>
          </table:table-cell>
          <table:table-cell office:value-type="float" office:value="0.8743077722" calcext:value-type="float">
            <text:p>0.8743077722</text:p>
          </table:table-cell>
          <table:table-cell office:value-type="float" office:value="0.6476784438" calcext:value-type="float">
            <text:p>0.6476784438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027066366" calcext:value-type="float">
            <text:p>0.0027066366</text:p>
          </table:table-cell>
          <table:table-cell office:value-type="float" office:value="0.0016779302" calcext:value-type="float">
            <text:p>0.0016779302</text:p>
          </table:table-cell>
          <table:table-cell office:value-type="float" office:value="0.0011348562" calcext:value-type="float">
            <text:p>0.0011348562</text:p>
          </table:table-cell>
          <table:table-cell office:value-type="float" office:value="0.0010970216" calcext:value-type="float">
            <text:p>0.0010970216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97369412" calcext:value-type="float">
            <text:p>0.0297369412</text:p>
          </table:table-cell>
          <table:table-cell office:value-type="float" office:value="2.623742342" calcext:value-type="float">
            <text:p>2.623742342</text:p>
          </table:table-cell>
          <table:table-cell office:value-type="float" office:value="9.3515308566" calcext:value-type="float">
            <text:p>9.3515308566</text:p>
          </table:table-cell>
          <table:table-cell office:value-type="float" office:value="7.7530593388" calcext:value-type="float">
            <text:p>7.7530593388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97369412" calcext:value-type="float">
            <text:p>0.0297369412</text:p>
          </table:table-cell>
          <table:table-cell office:value-type="float" office:value="0.002972419" calcext:value-type="float">
            <text:p>0.002972419</text:p>
          </table:table-cell>
          <table:table-cell office:value-type="float" office:value="0.0008704538" calcext:value-type="float">
            <text:p>0.0008704538</text:p>
          </table:table-cell>
          <table:table-cell office:value-type="float" office:value="0.0008323054" calcext:value-type="float">
            <text:p>0.0008323054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997025904" calcext:value-type="float">
            <text:p>0.1997025904</text:p>
          </table:table-cell>
          <table:table-cell office:value-type="float" office:value="20.7027198244" calcext:value-type="float">
            <text:p>20.7027198244</text:p>
          </table:table-cell>
          <table:table-cell office:value-type="float" office:value="79.8054027584" calcext:value-type="float">
            <text:p>79.8054027584</text:p>
          </table:table-cell>
          <table:table-cell office:value-type="float" office:value="62.2601433324" calcext:value-type="float">
            <text:p>62.2601433324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997025904" calcext:value-type="float">
            <text:p>0.1997025904</text:p>
          </table:table-cell>
          <table:table-cell office:value-type="float" office:value="0.0021712152" calcext:value-type="float">
            <text:p>0.0021712152</text:p>
          </table:table-cell>
          <table:table-cell office:value-type="float" office:value="0.001019958" calcext:value-type="float">
            <text:p>0.001019958</text:p>
          </table:table-cell>
          <table:table-cell office:value-type="float" office:value="0.0008602836" calcext:value-type="float">
            <text:p>0.0008602836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6984169234" calcext:value-type="float">
            <text:p>2.6984169234</text:p>
          </table:table-cell>
          <table:table-cell office:value-type="float" office:value="242.2905037104" calcext:value-type="float">
            <text:p>242.2905037104</text:p>
          </table:table-cell>
          <table:table-cell office:value-type="float" office:value="760.3626826294" calcext:value-type="float">
            <text:p>760.3626826294</text:p>
          </table:table-cell>
          <table:table-cell office:value-type="float" office:value="632.1070469612" calcext:value-type="float">
            <text:p>632.107046961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6984169234" calcext:value-type="float">
            <text:p>2.6984169234</text:p>
          </table:table-cell>
          <table:table-cell office:value-type="float" office:value="0.0038935642" calcext:value-type="float">
            <text:p>0.0038935642</text:p>
          </table:table-cell>
          <table:table-cell office:value-type="float" office:value="0.0012814498" calcext:value-type="float">
            <text:p>0.0012814498</text:p>
          </table:table-cell>
          <table:table-cell office:value-type="float" office:value="0.0014882712" calcext:value-type="float">
            <text:p>0.0014882712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0061174" calcext:value-type="float">
            <text:p>6.1174E-05</text:p>
          </table:table-cell>
          <table:table-cell office:value-type="float" office:value="0.1048176216" calcext:value-type="float">
            <text:p>0.1048176216</text:p>
          </table:table-cell>
          <table:table-cell office:value-type="float" office:value="0.0930486996" calcext:value-type="float">
            <text:p>0.0930486996</text:p>
          </table:table-cell>
          <table:table-cell office:value-type="float" office:value="0.0837055242" calcext:value-type="float">
            <text:p>0.0837055242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0061174" calcext:value-type="float">
            <text:p>6.1174E-05</text:p>
          </table:table-cell>
          <table:table-cell office:value-type="float" office:value="0.1022396124" calcext:value-type="float">
            <text:p>0.1022396124</text:p>
          </table:table-cell>
          <table:table-cell office:value-type="float" office:value="0.0893774686" calcext:value-type="float">
            <text:p>0.0893774686</text:p>
          </table:table-cell>
          <table:table-cell office:value-type="float" office:value="0.1043519282" calcext:value-type="float">
            <text:p>0.1043519282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76928" calcext:value-type="float">
            <text:p>0.0001276928</text:p>
          </table:table-cell>
          <table:table-cell office:value-type="float" office:value="0.8803166018" calcext:value-type="float">
            <text:p>0.8803166018</text:p>
          </table:table-cell>
          <table:table-cell office:value-type="float" office:value="0.860164005" calcext:value-type="float">
            <text:p>0.860164005</text:p>
          </table:table-cell>
          <table:table-cell office:value-type="float" office:value="0.8168076486" calcext:value-type="float">
            <text:p>0.8168076486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76928" calcext:value-type="float">
            <text:p>0.0001276928</text:p>
          </table:table-cell>
          <table:table-cell office:value-type="float" office:value="0.8294336232" calcext:value-type="float">
            <text:p>0.8294336232</text:p>
          </table:table-cell>
          <table:table-cell office:value-type="float" office:value="0.8299379192" calcext:value-type="float">
            <text:p>0.8299379192</text:p>
          </table:table-cell>
          <table:table-cell office:value-type="float" office:value="0.8571618446" calcext:value-type="float">
            <text:p>0.8571618446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601338" calcext:value-type="float">
            <text:p>0.0010601338</text:p>
          </table:table-cell>
          <table:table-cell office:value-type="float" office:value="8.7221533676" calcext:value-type="float">
            <text:p>8.7221533676</text:p>
          </table:table-cell>
          <table:table-cell office:value-type="float" office:value="8.5160031404" calcext:value-type="float">
            <text:p>8.5160031404</text:p>
          </table:table-cell>
          <table:table-cell office:value-type="float" office:value="7.2828261172" calcext:value-type="float">
            <text:p>7.2828261172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601338" calcext:value-type="float">
            <text:p>0.0010601338</text:p>
          </table:table-cell>
          <table:table-cell office:value-type="float" office:value="8.469417355" calcext:value-type="float">
            <text:p>8.469417355</text:p>
          </table:table-cell>
          <table:table-cell office:value-type="float" office:value="8.5428065806" calcext:value-type="float">
            <text:p>8.5428065806</text:p>
          </table:table-cell>
          <table:table-cell office:value-type="float" office:value="8.5341606184" calcext:value-type="float">
            <text:p>8.5341606184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95388222" calcext:value-type="float">
            <text:p>0.0095388222</text:p>
          </table:table-cell>
          <table:table-cell office:value-type="float" office:value="87.0722849772" calcext:value-type="float">
            <text:p>87.0722849772</text:p>
          </table:table-cell>
          <table:table-cell office:value-type="float" office:value="85.5036358488" calcext:value-type="float">
            <text:p>85.5036358488</text:p>
          </table:table-cell>
          <table:table-cell office:value-type="float" office:value="73.9322777268" calcext:value-type="float">
            <text:p>73.9322777268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95388222" calcext:value-type="float">
            <text:p>0.0095388222</text:p>
          </table:table-cell>
          <table:table-cell office:value-type="float" office:value="81.7464334888" calcext:value-type="float">
            <text:p>81.7464334888</text:p>
          </table:table-cell>
          <table:table-cell office:value-type="float" office:value="83.5729301772" calcext:value-type="float">
            <text:p>83.5729301772</text:p>
          </table:table-cell>
          <table:table-cell office:value-type="float" office:value="83.4081034006" calcext:value-type="float">
            <text:p>83.4081034006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846187256" calcext:value-type="float">
            <text:p>0.0846187256</text:p>
          </table:table-cell>
          <table:table-cell office:value-type="float" office:value="852.750103633" calcext:value-type="float">
            <text:p>852.750103633</text:p>
          </table:table-cell>
          <table:table-cell office:value-type="float" office:value="843.672802518" calcext:value-type="float">
            <text:p>843.672802518</text:p>
          </table:table-cell>
          <table:table-cell office:value-type="float" office:value="691.67101961" calcext:value-type="float">
            <text:p>691.67101961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846187256" calcext:value-type="float">
            <text:p>0.0846187256</text:p>
          </table:table-cell>
          <table:table-cell office:value-type="float" office:value="606.2774846772" calcext:value-type="float">
            <text:p>606.2774846772</text:p>
          </table:table-cell>
          <table:table-cell office:value-type="float" office:value="821.0860041246" calcext:value-type="float">
            <text:p>821.0860041246</text:p>
          </table:table-cell>
          <table:table-cell office:value-type="float" office:value="818.4832861046" calcext:value-type="float">
            <text:p>818.48328610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427" meta:object-count="0"/>
    <meta:generator>LibreOffice/6.4.7.2$Linux_X86_64 LibreOffice_project/40$Build-2</meta:generator>
  </office:meta>
</office:document-meta>
</file>